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100000064244565AA.png" manifest:media-type="image/png"/>
  <manifest:file-entry manifest:full-path="Pictures/100000000000017C0000006CF5845A7E.jpg" manifest:media-type="image/jpeg"/>
  <manifest:file-entry manifest:full-path="Pictures/1000183E000012010000122AE7431D73.svg" manifest:media-type="image/svg+xml"/>
  <manifest:file-entry manifest:full-path="Pictures/10000201000000EF000000F215A65A45.png" manifest:media-type="image/png"/>
  <manifest:file-entry manifest:full-path="Pictures/10000201000000C8000000C8149335DD.png" manifest:media-type="image/png"/>
  <manifest:file-entry manifest:full-path="Pictures/10000201000000AE000000B0C88AE452.png" manifest:media-type="image/png"/>
  <manifest:file-entry manifest:full-path="Pictures/100000000000018500000081FD8E2786.png" manifest:media-type="image/png"/>
  <manifest:file-entry manifest:full-path="Pictures/10000000000001B0000000749E75D95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aecf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1cm" fo:min-width="3.2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1cm" fo:min-width="3.096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3" style:family="graphic" style:parent-style-name="standard">
      <style:graphic-properties svg:stroke-width="0.051cm" svg:stroke-color="#dd481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676cm" svg:height="1.524cm" svg:x="19.207cm" svg:y="1.524cm">
          <draw:image xlink:href="Pictures/10000000000001B0000000749E75D954.png" xlink:type="simple" xlink:show="embed" xlink:actuate="onLoad">
            <text:p/>
          </draw:image>
        </draw:frame>
        <draw:custom-shape draw:style-name="gr2" draw:text-style-name="P2" draw:layer="layout" svg:width="17.013cm" svg:height="3.028cm" svg:x="2.539cm" svg:y="6.372cm">
          <text:p text:style-name="P1"><text:span text:style-name="T1"/></text:p>
          <text:p text:style-name="P1"><text:span text:style-name="T1">...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871cm" svg:height="4.24cm" svg:x="2.539cm" svg:y="1.016cm">
          <text:p text:style-name="P1"><text:span text:style-name="T1">Ceph cluster 1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625cm" svg:height="1.786cm" svg:x="3.769cm" svg:y="6.818cm">
          <text:p text:style-name="P1"><text:span text:style-name="T1">clust1d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9cm" svg:height="1.786cm" svg:x="12.949cm" svg:y="6.818cm">
          <text:p text:style-name="P1"><text:span text:style-name="T1">clustnd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6.984cm" svg:height="4.243cm" svg:x="2.539cm" svg:y="10.162cm">
          <text:p text:style-name="P3"><text:span text:style-name="T2">Bastion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85cm" svg:height="3.811cm" svg:x="20.486cm" svg:y="15.498cm">
          <text:p text:style-name="P1"><text:span text:style-name="T1">Supervision</text:span></text:p>
          <text:p text:style-name="P1"><text:span text:style-name="T1">framewor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674cm" svg:height="2.088cm" svg:x="7.871cm" svg:y="17.785cm">
          <text:p text:style-name="P1"><text:span text:style-name="T1">inkscope 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7.372cm" svg:height="1.116cm" svg:x="2.785cm" svg:y="3.917cm">
          <text:p text:style-name="P1"><text:span text:style-name="T1">inkscopeProb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096cm" svg:height="4.24cm" svg:x="11.426cm" svg:y="1.016cm">
          <text:p text:style-name="P1"><text:span text:style-name="T1">Ceph cluster n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597cm" svg:height="1.116cm" svg:x="11.68cm" svg:y="3.917cm">
          <text:p text:style-name="P1"><text:span text:style-name="T1">inkscopeProb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431cm" svg:height="2.678cm" svg:x="3.277cm" svg:y="11.282cm">
          <text:p text:style-name="P1"><text:span text:style-name="T2">inkscopeCtrl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824cm" svg:height="2.781cm" svg:x="14.473cm" svg:y="11.179cm">
          <text:p text:style-name="P1"><text:span text:style-name="T2">inkscopeMonito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733cm" svg:y1="17.729cm" svg:x2="11.733cm" svg:y2="13.973cm">
          <text:p/>
        </draw:line>
        <draw:line draw:style-name="gr6" draw:text-style-name="P1" draw:layer="layout" svg:x1="9.096cm" svg:y1="11.505cm" svg:x2="7.708cm" svg:y2="11.505cm">
          <text:p/>
        </draw:line>
        <draw:line draw:style-name="gr6" draw:text-style-name="P1" draw:layer="layout" svg:x1="5.493cm" svg:y1="11.282cm" svg:x2="5.493cm" svg:y2="8.604cm">
          <text:p/>
        </draw:line>
        <draw:line draw:style-name="gr6" draw:text-style-name="P1" draw:layer="layout" svg:x1="7.708cm" svg:y1="11.951cm" svg:x2="9.096cm" svg:y2="11.951cm">
          <text:p/>
        </draw:line>
        <draw:line draw:style-name="gr6" draw:text-style-name="P1" draw:layer="layout" svg:x1="17.061cm" svg:y1="11.178cm" svg:x2="17.061cm" svg:y2="9.719cm">
          <text:p/>
        </draw:line>
        <draw:line draw:style-name="gr7" draw:text-style-name="P1" draw:layer="layout" svg:x1="17.012cm" svg:y1="13.959cm" svg:x2="18.323cm" svg:y2="18.038cm">
          <text:p/>
        </draw:line>
        <draw:line draw:style-name="gr6" draw:text-style-name="P1" draw:layer="layout" svg:x1="18.271cm" svg:y1="18.039cm" svg:x2="20.486cm" svg:y2="18.039cm">
          <text:p/>
        </draw:line>
        <draw:frame draw:style-name="gr8" draw:text-style-name="P6" draw:layer="layout" svg:width="3.711cm" svg:height="1.291cm" svg:x="8.023cm" svg:y="15.512cm">
          <draw:text-box>
            <text:p><text:span text:style-name="T1">/clust1/filter</text:span></text:p>
          </draw:text-box>
        </draw:frame>
        <draw:custom-shape draw:style-name="gr5" draw:text-style-name="P5" draw:layer="layout" svg:width="4.922cm" svg:height="2.781cm" svg:x="9.096cm" svg:y="11.179cm">
          <text:p text:style-name="P1"><text:span text:style-name="T2">inkscopeViz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493cm" svg:y1="5.033cm" svg:x2="5.493cm" svg:y2="6.372cm">
          <text:p/>
        </draw:line>
        <draw:line draw:style-name="gr6" draw:text-style-name="P1" draw:layer="layout" svg:x1="16.815cm" svg:y1="5.033cm" svg:x2="16.815cm" svg:y2="6.372cm">
          <text:p/>
        </draw:line>
        <draw:frame draw:style-name="gr9" draw:text-style-name="P6" draw:layer="layout" svg:width="1.478cm" svg:height="0.962cm" svg:x="10.415cm" svg:y="3.47cm">
          <draw:text-box>
            <text:p><text:span text:style-name="T1">...</text:span></text:p>
          </draw:text-box>
        </draw:frame>
        <draw:frame draw:style-name="gr10" draw:text-style-name="P6" draw:layer="layout" svg:width="3.596cm" svg:height="1.291cm" svg:x="15.955cm" svg:y="15.731cm">
          <draw:text-box>
            <text:p><text:span text:style-name="T1">push</text:span></text:p>
          </draw:text-box>
        </draw:frame>
        <draw:frame draw:style-name="gr1" draw:text-style-name="P1" draw:layer="layout" svg:width="3.062cm" svg:height="1.016cm" svg:x="9.633cm" svg:y="8.384cm">
          <draw:image xlink:href="Pictures/100000000000018500000081FD8E2786.png" xlink:type="simple" xlink:show="embed" xlink:actuate="onLoad">
            <text:p/>
          </draw:image>
        </draw:frame>
        <draw:frame draw:style-name="gr1" draw:text-style-name="P1" draw:layer="layout" svg:width="4.571cm" svg:height="4.573cm" svg:x="20.059cm" svg:y="7.622cm">
          <draw:image xlink:href="Pictures/10000201000000C8000000C8149335DD.pn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5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custom-shape draw:style-name="gr3" draw:text-style-name="P2" draw:layer="layout" svg:width="19.298cm" svg:height="5.257cm" svg:x="3.554cm" svg:y="2.54cm">
          <text:p text:style-name="P1"><text:span text:style-name="T1">Ceph cluster 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.298cm" svg:height="5.081cm" svg:x="3.554cm" svg:y="8.338cm">
          <text:p text:style-name="P3"><text:span text:style-name="T2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7.364cm" svg:height="2.541cm" svg:x="15.489cm" svg:y="15.352cm">
          <text:p text:style-name="P1"><text:span text:style-name="T1">Supervision</text:span></text:p>
          <text:p text:style-name="P1"><text:span text:style-name="T1">framework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271cm" svg:height="1.27cm" svg:x="16.002cm" svg:y="11.795cm">
          <text:p text:style-name="P1"><text:span text:style-name="T2">inkscope-monito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9.297cm" svg:y1="11.795cm" svg:x2="19.297cm" svg:y2="10.779cm">
          <text:p/>
        </draw:line>
        <draw:line draw:style-name="gr6" draw:text-style-name="P1" draw:layer="layout" svg:x1="19.297cm" svg:y1="13.065cm" svg:x2="19.297cm" svg:y2="15.352cm">
          <text:p/>
        </draw:line>
        <draw:line draw:style-name="gr6" draw:text-style-name="P1" draw:layer="layout" svg:x1="11.932cm" svg:y1="6.61cm" svg:x2="11.932cm" svg:y2="8.999cm">
          <text:p/>
        </draw:line>
        <draw:line draw:style-name="gr6" draw:text-style-name="P1" draw:layer="layout" svg:x1="19.575cm" svg:y1="7.008cm" svg:x2="19.616cm" svg:y2="9.001cm">
          <text:p/>
        </draw:line>
        <draw:frame draw:style-name="gr9" draw:text-style-name="P6" draw:layer="layout" svg:width="1.478cm" svg:height="0.962cm" svg:x="20.314cm" svg:y="6.011cm">
          <draw:text-box>
            <text:p><text:span text:style-name="T1">...</text:span></text:p>
          </draw:text-box>
        </draw:frame>
        <draw:custom-shape draw:style-name="gr13" draw:text-style-name="P2" draw:layer="layout" svg:width="6.124cm" svg:height="3.028cm" svg:x="6.094cm" svg:y="4.086cm">
          <text:p text:style-name="P1"><text:span text:style-name="T3">ceph-mon node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7cm" svg:height="0.656cm" svg:x="9.562cm" svg:y="6.351cm">
          <text:p text:style-name="P1"><text:span text:style-name="T3">cephprobe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81cm" svg:y1="6.61cm" svg:x2="18.81cm" svg:y2="8.999cm">
          <text:p/>
        </draw:line>
        <draw:custom-shape draw:style-name="gr13" draw:text-style-name="P2" draw:layer="layout" svg:width="4.824cm" svg:height="3.028cm" svg:x="17.57cm" svg:y="4.086cm">
          <text:p text:style-name="P1"><text:span text:style-name="T3">ceph-osd node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7cm" svg:height="0.656cm" svg:x="19.039cm" svg:y="6.351cm">
          <text:p text:style-name="P1"><text:span text:style-name="T3">sysprobe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478cm" svg:height="0.962cm" svg:x="19.514cm" svg:y="5.998cm">
          <draw:text-box>
            <text:p><text:span text:style-name="T1">...</text:span></text:p>
          </draw:text-box>
        </draw:frame>
        <draw:line draw:style-name="gr6" draw:text-style-name="P1" draw:layer="layout" svg:x1="18.01cm" svg:y1="6.594cm" svg:x2="18.01cm" svg:y2="8.983cm">
          <text:p/>
        </draw:line>
        <draw:custom-shape draw:style-name="gr13" draw:text-style-name="P2" draw:layer="layout" svg:width="4.824cm" svg:height="3.028cm" svg:x="16.77cm" svg:y="4.073cm">
          <text:p text:style-name="P1"><text:span text:style-name="T3">ceph-osd node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7cm" svg:height="0.656cm" svg:x="18.34cm" svg:y="6.338cm">
          <text:p text:style-name="P1"><text:span text:style-name="T3">sysprobe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478cm" svg:height="0.962cm" svg:x="18.814cm" svg:y="5.998cm">
          <draw:text-box>
            <text:p><text:span text:style-name="T1">...</text:span></text:p>
          </draw:text-box>
        </draw:frame>
        <draw:line draw:style-name="gr6" draw:text-style-name="P1" draw:layer="layout" svg:x1="17.31cm" svg:y1="6.594cm" svg:x2="17.31cm" svg:y2="8.983cm">
          <text:p/>
        </draw:line>
        <draw:custom-shape draw:style-name="gr13" draw:text-style-name="P2" draw:layer="layout" svg:width="4.824cm" svg:height="3.028cm" svg:x="16.07cm" svg:y="4.073cm">
          <text:p text:style-name="P1"><text:span text:style-name="T3">ceph-osd node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7cm" svg:height="0.656cm" svg:x="17.64cm" svg:y="6.338cm">
          <text:p text:style-name="P1"><text:span text:style-name="T3">sysprobe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478cm" svg:height="0.962cm" svg:x="17.915cm" svg:y="5.998cm">
          <draw:text-box>
            <text:p><text:span text:style-name="T1">...</text:span></text:p>
          </draw:text-box>
        </draw:frame>
        <draw:line draw:style-name="gr6" draw:text-style-name="P1" draw:layer="layout" svg:x1="16.41cm" svg:y1="6.594cm" svg:x2="16.41cm" svg:y2="8.983cm">
          <text:p/>
        </draw:line>
        <draw:custom-shape draw:style-name="gr13" draw:text-style-name="P2" draw:layer="layout" svg:width="4.824cm" svg:height="3.028cm" svg:x="15.371cm" svg:y="4.073cm">
          <text:p text:style-name="P1"><text:span text:style-name="T3">ceph-osd node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7cm" svg:height="0.656cm" svg:x="16.64cm" svg:y="6.338cm">
          <text:p text:style-name="P1"><text:span text:style-name="T3">sysprobe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478cm" svg:height="0.962cm" svg:x="17.115cm" svg:y="5.998cm">
          <draw:text-box>
            <text:p><text:span text:style-name="T1">...</text:span></text:p>
          </draw:text-box>
        </draw:frame>
        <draw:line draw:style-name="gr6" draw:text-style-name="P1" draw:layer="layout" svg:x1="15.611cm" svg:y1="6.594cm" svg:x2="15.611cm" svg:y2="8.983cm">
          <text:p/>
        </draw:line>
        <draw:custom-shape draw:style-name="gr13" draw:text-style-name="P2" draw:layer="layout" svg:width="4.824cm" svg:height="3.028cm" svg:x="14.571cm" svg:y="4.073cm">
          <text:p text:style-name="P1"><text:span text:style-name="T3">ceph-osd node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7cm" svg:height="0.656cm" svg:x="15.84cm" svg:y="6.338cm">
          <text:p text:style-name="P1"><text:span text:style-name="T3">sysprobe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478cm" svg:height="0.962cm" svg:x="16.415cm" svg:y="5.998cm">
          <draw:text-box>
            <text:p><text:span text:style-name="T1">...</text:span></text:p>
          </draw:text-box>
        </draw:frame>
        <draw:line draw:style-name="gr6" draw:text-style-name="P1" draw:layer="layout" svg:x1="14.911cm" svg:y1="6.594cm" svg:x2="14.911cm" svg:y2="8.983cm">
          <text:p/>
        </draw:line>
        <draw:custom-shape draw:style-name="gr13" draw:text-style-name="P2" draw:layer="layout" svg:width="4.824cm" svg:height="3.028cm" svg:x="13.871cm" svg:y="4.073cm">
          <text:p text:style-name="P1"><text:span text:style-name="T3">ceph-osd node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7cm" svg:height="0.656cm" svg:x="15.141cm" svg:y="6.338cm">
          <text:p text:style-name="P1"><text:span text:style-name="T3">sysprobe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478cm" svg:height="0.962cm" svg:x="15.615cm" svg:y="5.998cm">
          <draw:text-box>
            <text:p><text:span text:style-name="T1">...</text:span></text:p>
          </draw:text-box>
        </draw:frame>
        <draw:custom-shape draw:style-name="gr13" draw:text-style-name="P2" draw:layer="layout" svg:width="4.824cm" svg:height="3.028cm" svg:x="13.071cm" svg:y="4.073cm">
          <text:p text:style-name="P1"><text:span text:style-name="T3">ceph-osd nodes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017cm" svg:height="0.656cm" svg:x="13.871cm" svg:y="6.338cm">
          <text:p text:style-name="P1"><text:span text:style-name="T3">sysprobe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8.633cm" svg:height="1.779cm" svg:x="11.172cm" svg:y="9cm"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3.555cm" svg:height="1.159cm" svg:x="13.457cm" svg:y="9.254cm">
            <draw:image xlink:href="Pictures/100000000000018500000081FD8E2786.png" xlink:type="simple" xlink:show="embed" xlink:actuate="onLoad">
              <text:p/>
            </draw:image>
          </draw:frame>
        </draw:g>
        <draw:custom-shape draw:style-name="gr14" draw:text-style-name="P8" draw:layer="layout" svg:width="3.047cm" svg:height="0.656cm" svg:x="6.347cm" svg:y="6.351cm">
          <text:p text:style-name="P1"><text:span text:style-name="T3">ceph-rest-api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379cm" svg:y1="11.795cm" svg:x2="8.379cm" svg:y2="6.967cm">
          <text:p/>
        </draw:line>
        <draw:custom-shape draw:style-name="gr5" draw:text-style-name="P5" draw:layer="layout" svg:width="6.096cm" svg:height="1.27cm" svg:x="7.112cm" svg:y="11.795cm">
          <text:p text:style-name="P1"><text:span text:style-name="T2">inkscope-admviz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1cm" svg:y1="11.796cm" svg:x2="12.1cm" svg:y2="10.78cm">
          <text:p/>
        </draw:line>
        <draw:custom-shape draw:style-name="gr15" draw:text-style-name="P2" draw:layer="layout" svg:width="7.618cm" svg:height="2.541cm" svg:x="6.339cm" svg:y="15.352cm">
          <text:p text:style-name="P1"><text:span text:style-name="T1">inkscope client</text:span></text:p>
          <text:p text:style-name="P1"><text:span text:style-name="T1">(browser)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111cm" svg:y1="6.994cm" svg:x2="14.111cm" svg:y2="8.984cm">
          <text:p/>
        </draw:line>
        <draw:line draw:style-name="gr6" draw:text-style-name="P1" draw:layer="layout" svg:x1="10.279cm" svg:y1="15.353cm" svg:x2="10.279cm" svg:y2="13.065cm">
          <text:p/>
        </draw:line>
        <draw:frame draw:style-name="gr1" draw:text-style-name="P1" draw:layer="layout" svg:width="1.043cm" svg:height="1.056cm" svg:x="17.52cm" svg:y="9.36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draw:layer="layout" svg:width="2.83cm" svg:height="2.857cm" svg:x="3.292cm" svg:y="15.244cm">
          <draw:image xlink:href="Pictures/1000183E000012010000122AE7431D73.svg" xlink:type="simple" xlink:show="embed" xlink:actuate="onLoad">
            <text:p/>
          </draw:image>
          <draw:image xlink:href="Pictures/10000201000000AE000000B0C88AE452.png" xlink:type="simple" xlink:show="embed" xlink:actuate="onLoad"/>
        </draw:frame>
        <draw:frame draw:style-name="gr1" draw:text-style-name="P1" draw:layer="layout" svg:width="2.031cm" svg:height="2.51cm" svg:x="4.062cm" svg:y="8.729cm">
          <draw:image xlink:href="Pictures/100002010000005100000064244565AA.png" xlink:type="simple" xlink:show="embed" xlink:actuate="onLoad">
            <text:p/>
          </draw:image>
        </draw:frame>
        <draw:frame draw:style-name="gr1" draw:text-style-name="P1" draw:layer="layout" svg:width="3.215cm" svg:height="0.913cm" svg:x="3.808cm" svg:y="2.897cm">
          <draw:image xlink:href="Pictures/100000000000017C0000006CF5845A7E.jpg" xlink:type="simple" xlink:show="embed" xlink:actuate="onLoad">
            <text:p/>
          </draw:image>
        </draw:frame>
        <presentation:notes draw:style-name="dp2">
          <draw:page-thumbnail draw:style-name="gr11" draw:layer="layout" svg:width="14.848cm" svg:height="11.135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virapatrin</meta:initial-creator>
    <meta:creation-date>2014-02-02T10:03:42.839632167</meta:creation-date>
    <dc:date>2015-03-09T10:23:29.186002147</dc:date>
    <meta:editing-duration>PT17M2S</meta:editing-duration>
    <meta:editing-cycles>10</meta:editing-cycles>
    <meta:generator>LibreOffice/4.2.7.2$Linux_X86_64 LibreOffice_project/420m0$Build-2</meta:generator>
    <meta:document-statistic meta:object-count="104"/>
  </office:meta>
</office:document-meta>
</file>